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9pt" fo:font-style="normal" fo:text-shadow="none" style:text-underline-style="none" fo:font-weight="bold" style:letter-kerning="true" style:font-family-asian="'Arial Unicode MS'" style:font-family-generic-asian="system" style:font-pitch-asian="variable" style:font-size-asian="9pt" style:font-style-asian="normal" style:font-weight-asian="bold" style:font-family-complex="'Arial Unicode MS'" style:font-family-generic-complex="system" style:font-pitch-complex="variable" style:font-size-complex="9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2cm" svg:y1="0.6cm" svg:x2="20.2cm" svg:y2="29.1cm">
          <text:p/>
        </draw:line>
        <draw:line draw:style-name="gr1" draw:text-style-name="P1" draw:layer="measurelines" svg:x1="17.7cm" svg:y1="0.6cm" svg:x2="17.7cm" svg:y2="27cm">
          <text:p/>
        </draw:line>
        <draw:line draw:style-name="gr1" draw:text-style-name="P1" draw:layer="measurelines" svg:x1="14.2cm" svg:y1="0.6cm" svg:x2="14.2cm" svg:y2="28cm">
          <text:p/>
        </draw:line>
        <draw:line draw:style-name="gr1" draw:text-style-name="P1" draw:layer="measurelines" svg:x1="11.7cm" svg:y1="0.6cm" svg:x2="11.7cm" svg:y2="28.3cm">
          <text:p/>
        </draw:line>
        <draw:line draw:style-name="gr1" draw:text-style-name="P1" draw:layer="measurelines" svg:x1="3.7cm" svg:y1="0.5cm" svg:x2="3.7cm" svg:y2="27.3cm">
          <text:p/>
        </draw:line>
        <draw:line draw:style-name="gr1" draw:text-style-name="P1" draw:layer="measurelines" svg:x1="6.2cm" svg:y1="0.5cm" svg:x2="6.2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2cm" svg:y="2.1cm">
          <text:p/>
          <draw:enhanced-geometry svg:viewBox="0 0 21600 21600" draw:type="rectangle" draw:enhanced-path="M 0 0 L 21600 0 21600 21600 0 21600 0 0 Z N"/>
        </draw:custom-shape>
        <draw:custom-shape draw:style-name="gr3" draw:text-style-name="P1" draw:layer="layout" svg:width="1.5cm" svg:height="1.5cm" svg:x="6.2cm" svg:y="4.1cm">
          <text:p/>
          <draw:enhanced-geometry svg:viewBox="0 0 21600 21600" draw:type="rectangle" draw:enhanced-path="M 0 0 L 21600 0 21600 21600 0 21600 0 0 Z N"/>
        </draw:custom-shape>
        <draw:custom-shape draw:style-name="gr3" draw:text-style-name="P1" draw:layer="layout" svg:width="1.5cm" svg:height="1.5cm" svg:x="6.2cm" svg:y="6.1cm">
          <text:p/>
          <draw:enhanced-geometry svg:viewBox="0 0 21600 21600" draw:type="rectangle" draw:enhanced-path="M 0 0 L 21600 0 21600 21600 0 21600 0 0 Z N"/>
        </draw:custom-shape>
        <draw:custom-shape draw:style-name="gr3" draw:text-style-name="P1" draw:layer="layout" svg:width="1.5cm" svg:height="1.5cm" svg:x="8.2cm" svg:y="2.1cm">
          <text:p/>
          <draw:enhanced-geometry svg:viewBox="0 0 21600 21600" draw:type="rectangle" draw:enhanced-path="M 0 0 L 21600 0 21600 21600 0 21600 0 0 Z N"/>
        </draw:custom-shape>
        <draw:custom-shape draw:style-name="gr3" draw:text-style-name="P1" draw:layer="layout" svg:width="1.5cm" svg:height="1.5cm" svg:x="8.2cm" svg:y="4.1cm">
          <text:p/>
          <draw:enhanced-geometry svg:viewBox="0 0 21600 21600" draw:type="rectangle" draw:enhanced-path="M 0 0 L 21600 0 21600 21600 0 21600 0 0 Z N"/>
        </draw:custom-shape>
        <draw:custom-shape draw:style-name="gr3" draw:text-style-name="P1" draw:layer="layout" svg:width="1.5cm" svg:height="1.5cm" svg:x="8.2cm" svg:y="6.1cm">
          <text:p/>
          <draw:enhanced-geometry svg:viewBox="0 0 21600 21600" draw:type="rectangle" draw:enhanced-path="M 0 0 L 21600 0 21600 21600 0 21600 0 0 Z N"/>
        </draw:custom-shape>
        <draw:custom-shape draw:style-name="gr3" draw:text-style-name="P1" draw:layer="layout" svg:width="1.5cm" svg:height="1.5cm" svg:x="10.2cm" svg:y="2.1cm">
          <text:p/>
          <draw:enhanced-geometry svg:viewBox="0 0 21600 21600" draw:type="rectangle" draw:enhanced-path="M 0 0 L 21600 0 21600 21600 0 21600 0 0 Z N"/>
        </draw:custom-shape>
        <draw:custom-shape draw:style-name="gr3" draw:text-style-name="P1" draw:layer="layout" svg:width="1.5cm" svg:height="1.5cm" svg:x="10.2cm" svg:y="4.1cm">
          <text:p/>
          <draw:enhanced-geometry svg:viewBox="0 0 21600 21600" draw:type="rectangle" draw:enhanced-path="M 0 0 L 21600 0 21600 21600 0 21600 0 0 Z N"/>
        </draw:custom-shape>
        <draw:custom-shape draw:style-name="gr3" draw:text-style-name="P1" draw:layer="layout" svg:width="1.5cm" svg:height="1.5cm" svg:x="10.2cm" svg:y="6.1cm">
          <text:p/>
          <draw:enhanced-geometry svg:viewBox="0 0 21600 21600" draw:type="rectangle" draw:enhanced-path="M 0 0 L 21600 0 21600 21600 0 21600 0 0 Z N"/>
        </draw:custom-shape>
        <draw:custom-shape draw:style-name="gr3" draw:text-style-name="P1" draw:layer="layout" svg:width="1.5cm" svg:height="1.5cm" svg:x="14.2cm" svg:y="2.1cm">
          <text:p/>
          <draw:enhanced-geometry svg:viewBox="0 0 21600 21600" draw:type="rectangle" draw:enhanced-path="M 0 0 L 21600 0 21600 21600 0 21600 0 0 Z N"/>
        </draw:custom-shape>
        <draw:custom-shape draw:style-name="gr3" draw:text-style-name="P1" draw:layer="layout" svg:width="1.5cm" svg:height="1.5cm" svg:x="14.2cm" svg:y="4.1cm">
          <text:p/>
          <draw:enhanced-geometry svg:viewBox="0 0 21600 21600" draw:type="rectangle" draw:enhanced-path="M 0 0 L 21600 0 21600 21600 0 21600 0 0 Z N"/>
        </draw:custom-shape>
        <draw:custom-shape draw:style-name="gr3" draw:text-style-name="P1" draw:layer="layout" svg:width="1.5cm" svg:height="1.5cm" svg:x="14.2cm" svg:y="6.1cm">
          <text:p/>
          <draw:enhanced-geometry svg:viewBox="0 0 21600 21600" draw:type="rectangle" draw:enhanced-path="M 0 0 L 21600 0 21600 21600 0 21600 0 0 Z N"/>
        </draw:custom-shape>
        <draw:custom-shape draw:style-name="gr3" draw:text-style-name="P1" draw:layer="layout" svg:width="1.5cm" svg:height="1.5cm" svg:x="16.2cm" svg:y="2.1cm">
          <text:p/>
          <draw:enhanced-geometry svg:viewBox="0 0 21600 21600" draw:type="rectangle" draw:enhanced-path="M 0 0 L 21600 0 21600 21600 0 21600 0 0 Z N"/>
        </draw:custom-shape>
        <draw:custom-shape draw:style-name="gr3" draw:text-style-name="P1" draw:layer="layout" svg:width="1.5cm" svg:height="1.5cm" svg:x="16.2cm" svg:y="4.1cm">
          <text:p/>
          <draw:enhanced-geometry svg:viewBox="0 0 21600 21600" draw:type="rectangle" draw:enhanced-path="M 0 0 L 21600 0 21600 21600 0 21600 0 0 Z N"/>
        </draw:custom-shape>
        <draw:custom-shape draw:style-name="gr3" draw:text-style-name="P1" draw:layer="layout" svg:width="1.5cm" svg:height="1.5cm" svg:x="16.2cm" svg:y="6.1cm">
          <text:p/>
          <draw:enhanced-geometry svg:viewBox="0 0 21600 21600" draw:type="rectangle" draw:enhanced-path="M 0 0 L 21600 0 21600 21600 0 21600 0 0 Z N"/>
        </draw:custom-shape>
        <draw:custom-shape draw:style-name="gr3" draw:text-style-name="P1" draw:layer="layout" svg:width="1.5cm" svg:height="1.5cm" svg:x="20.2cm" svg:y="2.1cm">
          <text:p/>
          <draw:enhanced-geometry svg:viewBox="0 0 21600 21600" draw:type="rectangle" draw:enhanced-path="M 0 0 L 21600 0 21600 21600 0 21600 0 0 Z N"/>
        </draw:custom-shape>
        <draw:custom-shape draw:style-name="gr3" draw:text-style-name="P1" draw:layer="layout" svg:width="1.5cm" svg:height="1.5cm" svg:x="20.2cm" svg:y="4.1cm">
          <text:p/>
          <draw:enhanced-geometry svg:viewBox="0 0 21600 21600" draw:type="rectangle" draw:enhanced-path="M 0 0 L 21600 0 21600 21600 0 21600 0 0 Z N"/>
        </draw:custom-shape>
        <draw:custom-shape draw:style-name="gr3" draw:text-style-name="P1" draw:layer="layout" svg:width="1.5cm" svg:height="1.5cm" svg:x="20.2cm" svg:y="6.1cm">
          <text:p/>
          <draw:enhanced-geometry svg:viewBox="0 0 21600 21600" draw:type="rectangle" draw:enhanced-path="M 0 0 L 21600 0 21600 21600 0 21600 0 0 Z N"/>
        </draw:custom-shape>
        <draw:custom-shape draw:style-name="gr3" draw:text-style-name="P1" draw:layer="layout" svg:width="1.5cm" svg:height="1.5cm" svg:x="22.2cm" svg:y="2.1cm">
          <text:p/>
          <draw:enhanced-geometry svg:viewBox="0 0 21600 21600" draw:type="rectangle" draw:enhanced-path="M 0 0 L 21600 0 21600 21600 0 21600 0 0 Z N"/>
        </draw:custom-shape>
        <draw:custom-shape draw:style-name="gr3" draw:text-style-name="P1" draw:layer="layout" svg:width="1.5cm" svg:height="1.5cm" svg:x="22.2cm" svg:y="4.1cm">
          <text:p/>
          <draw:enhanced-geometry svg:viewBox="0 0 21600 21600" draw:type="rectangle" draw:enhanced-path="M 0 0 L 21600 0 21600 21600 0 21600 0 0 Z N"/>
        </draw:custom-shape>
        <draw:custom-shape draw:style-name="gr3" draw:text-style-name="P1" draw:layer="layout" svg:width="1.5cm" svg:height="1.5cm" svg:x="22.2cm" svg:y="6.1cm">
          <text:p/>
          <draw:enhanced-geometry svg:viewBox="0 0 21600 21600" draw:type="rectangle" draw:enhanced-path="M 0 0 L 21600 0 21600 21600 0 21600 0 0 Z N"/>
        </draw:custom-shape>
        <draw:custom-shape draw:style-name="gr3" draw:text-style-name="P1" draw:layer="layout" svg:width="1.5cm" svg:height="1.5cm" svg:x="24.2cm" svg:y="2.1cm">
          <text:p/>
          <draw:enhanced-geometry svg:viewBox="0 0 21600 21600" draw:type="rectangle" draw:enhanced-path="M 0 0 L 21600 0 21600 21600 0 21600 0 0 Z N"/>
        </draw:custom-shape>
        <draw:custom-shape draw:style-name="gr3" draw:text-style-name="P1" draw:layer="layout" svg:width="1.5cm" svg:height="1.5cm" svg:x="24.2cm" svg:y="4.1cm">
          <text:p/>
          <draw:enhanced-geometry svg:viewBox="0 0 21600 21600" draw:type="rectangle" draw:enhanced-path="M 0 0 L 21600 0 21600 21600 0 21600 0 0 Z N"/>
        </draw:custom-shape>
        <draw:custom-shape draw:style-name="gr3" draw:text-style-name="P1" draw:layer="layout" svg:width="1.5cm" svg:height="1.5cm" svg:x="24.2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500,0 5500,500 11000,500 11000,0 13500,0 13500,500 17000,500 17000,0 19500,0 19500,500 25000,500 25000,0 26400,0 26400,500 26900,500 26900,1500 26400,1500 26400,3000 26900,3000 26900,3500 26400,3500 26400,5000 26900,5000 26900,5500 26400,5500 26400,7000 26900,7000 26900,8000 26400,8000 26400,8500 25000,8500 25000,8000 19500,8000 19500,8500 17000,8500 17000,8000 13500,8000 13500,8500 11000,8500 11000,8000 5500,8000 55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custom-shape draw:style-name="gr2" draw:text-style-name="P1" draw:layer="measurelines" svg:width="2.5cm" svg:height="8.5cm" svg:x="28.5cm" svg:y="0.6cm">
          <text:p/>
          <draw:enhanced-geometry svg:viewBox="0 0 21600 21600" draw:mirror-horizontal="false" draw:mirror-vertical="false" draw:type="rectangle" draw:enhanced-path="M 0 0 L 21600 0 21600 21600 0 21600 0 0 Z N"/>
        </draw:custom-shape>
        <draw:line draw:style-name="gr1" draw:text-style-name="P1" draw:layer="measurelines" svg:x1="30.499cm" svg:y1="0.499cm" svg:x2="30.499cm" svg:y2="9.299cm">
          <text:p/>
        </draw:line>
        <draw:line draw:style-name="gr1" draw:text-style-name="P1" draw:layer="measurelines" svg:x1="29.399cm" svg:y1="0.499cm" svg:x2="29.399cm" svg:y2="9.3cm">
          <text:p/>
        </draw:line>
        <draw:line draw:style-name="gr1" draw:text-style-name="P1" draw:layer="measurelines" svg:x1="30.099cm" svg:y1="0.499cm" svg:x2="30.099cm" svg:y2="9.2cm">
          <text:p/>
        </draw:line>
        <draw:polygon draw:style-name="gr4" draw:text-style-name="P1" draw:layer="layout" svg:width="2.499cm" svg:height="8.499cm" draw:transform="rotate (-3.14159265358979) translate (31cm 9.1cm)" svg:viewBox="0 0 2500 8500" draw:points="1600,8500 2500,8500 2500,8000 2000,8000 2000,7000 2500,7000 2500,5500 2000,5500 2000,5000 2500,5000 2500,3500 2000,3500 2000,3000 2500,3000 2500,1500 2000,1500 2000,500 2500,500 2500,0 1600,0 1600,500 900,500 900,0 0,0 0,500 500,500 500,1500 0,1500 0,3000 500,3000 500,3500 0,3500 0,5000 500,5000 500,5500 0,5500 0,7000 500,7000 500,8000 0,8000 0,8500 900,8500 900,8000 1600,8000">
          <text:p/>
        </draw:polygon>
        <draw:custom-shape draw:style-name="gr2" draw:text-style-name="P1" draw:layer="measurelines" svg:width="26.9cm" svg:height="2.5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5cm" svg:x2="28cm" svg:y2="11.5cm">
          <text:p/>
        </draw:line>
        <draw:line draw:style-name="gr1" draw:text-style-name="P1" draw:layer="measurelines" svg:x1="0.7cm" svg:y1="10.4cm" svg:x2="28cm" svg:y2="10.4cm">
          <text:p/>
        </draw:line>
        <draw:line draw:style-name="gr1" draw:text-style-name="P1" draw:layer="measurelines" svg:x1="0.7cm" svg:y1="11.1cm" svg:x2="28.1cm" svg:y2="11.1cm">
          <text:p/>
        </draw:line>
        <draw:polygon draw:style-name="gr4" draw:text-style-name="P1" draw:layer="layout" svg:width="26.899cm" svg:height="2.499cm" draw:transform="rotate (-3.14159265358979) translate (27.6cm 12cm)" svg:viewBox="0 0 26900 2500" draw:points="26400,1600 26900,1600 26900,900 26400,900 26400,500 25400,500 25400,0 23900,0 23900,500 21400,500 21400,0 15900,0 15900,500 13400,500 13400,0 9900,0 9900,500 7400,500 7400,0 1900,0 1900,500 500,500 500,900 0,900 0,1600 500,1600 500,2000 1900,2000 1900,2500 7400,2500 7400,2000 9900,2000 9900,2500 13400,2500 13400,2000 15900,2000 15900,2500 21400,2500 21400,2000 23900,2000 23900,2500 25400,2500 25400,2000 26400,2000">
          <text:p/>
        </draw:polygon>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polygon draw:style-name="gr4" draw:text-style-name="P1" draw:layer="layout" svg:width="26.899cm" svg:height="8.499cm" svg:x="0.7cm" svg:y="16.9cm" svg:viewBox="0 0 26900 8500" draw:points="0,500 500,500 500,0 1900,0 1900,500 7400,500 7400,0 9900,0 9900,500 13400,500 13400,0 15900,0 15900,500 21400,500 21400,0 23900,0 23900,500 25400,500 25400,0 26400,0 26400,500 26900,500 26900,1500 26400,1500 26400,3000 26900,3000 26900,3500 26400,3500 26400,5000 26900,5000 26900,5500 26400,5500 26400,7000 26900,7000 26900,8000 26400,8000 26400,8500 25400,8500 25400,8000 23900,8000 23900,8500 21400,8500 21400,8000 15900,8000 15900,8500 13400,8500 13400,8000 9900,8000 9900,8500 7400,8500 7400,8000 1900,8000 1900,8500 500,8500 500,8000 0,8000 0,7000 500,7000 500,5500 0,5500 0,5000 500,5000 500,3500 0,3500 0,3000 500,3000 500,1500 0,1500">
          <text:p/>
        </draw:polygon>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1cm" svg:x="29cm" svg:y="9.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cm" svg:y="10.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499cm" svg:y="10.5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998cm" svg:y="10.5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999cm" svg:x="29.999cm" svg:y="9.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998cm" svg:x="29.498cm" svg:y="9.6cm">
          <text:p/>
          <draw:enhanced-geometry svg:viewBox="0 0 21600 21600" draw:mirror-vertical="false" draw:mirror-horizontal="true" draw:type="rectangle" draw:enhanced-path="M 0 0 L 21600 0 21600 21600 0 21600 0 0 Z N"/>
        </draw:custom-shape>
        <draw:polygon draw:style-name="gr7" draw:text-style-name="P1" draw:layer="layout" svg:width="1.499cm" svg:height="1.499cm" draw:transform="rotate (-1.5707963267949) translate (30.5cm 9.6cm)" svg:viewBox="0 0 1500 1500" draw:points="0,1500 1500,1500 1500,1000 1000,1000 1000,500 1500,500 1500,0 0,0">
          <text:p/>
        </draw:polygon>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1.05cm" svg:height="1.05cm" svg:x="5.075cm" svg:y="20.626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5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7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8.9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8.9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2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5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8.9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8.9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2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5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2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8.9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8.9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587cm">
          <text:p/>
          <draw:enhanced-geometry svg:viewBox="0 0 21600 21600" draw:mirror-horizontal="false" draw:mirror-vertical="false" draw:type="rectangle" draw:enhanced-path="M 0 0 L 21600 0 21600 21600 0 21600 0 0 Z N"/>
        </draw:custom-shape>
        <draw:frame draw:style-name="gr9" draw:text-style-name="P3" draw:layer="layout" svg:width="15.378cm" svg:height="1.332cm" svg:x="8.186cm" svg:y="22.805cm">
          <draw:text-box>
            <text:p text:style-name="P2"><text:span text:style-name="T1">JIX Clock</text:span></text:p>
            <text:p text:style-name="P2"><text:span text:style-name="T2">Box version 1.1 <text:s text:c="2"/></text:span><text:span text:style-name="T3">© 2012 Jérôme Cornet &lt;jerome@aldorande.net&gt;</text:span></text:p>
          </draw:text-box>
        </draw:frame>
        <draw:frame draw:style-name="gr10" draw:text-style-name="P5" draw:layer="layout" svg:width="1.493cm" svg:height="1.124cm" svg:x="5.108cm" svg:y="21.8cm">
          <draw:text-box>
            <text:p text:style-name="P4"><text:span text:style-name="T4">DC</text:span></text:p>
            <text:p text:style-name="P4"><text:span text:style-name="T4">3A</text:span></text:p>
          </draw:text-box>
        </draw:frame>
        <draw:frame draw:style-name="gr10" draw:text-style-name="P5" draw:layer="layout" svg:width="1.892cm" svg:height="0.71cm" svg:x="22.909cm" svg:y="21.601cm">
          <draw:text-box>
            <text:p text:style-name="P4"><text:span text:style-name="T4">Mode</text:span></text:p>
          </draw:text-box>
        </draw:frame>
        <draw:frame draw:style-name="gr10" draw:text-style-name="P5" draw:layer="layout" svg:width="3.192cm" svg:height="0.71cm" svg:x="20.309cm" svg:y="20.201cm">
          <draw:text-box>
            <text:p text:style-name="P4"><text:span text:style-name="T4">Increment</text:span></text:p>
          </draw:text-box>
        </draw:frame>
        <draw:frame draw:style-name="gr10" draw:text-style-name="P5" draw:layer="layout" svg:width="1.493cm" svg:height="0.71cm" svg:x="5.109cm" svg:y="20cm">
          <draw:text-box>
            <text:p text:style-name="P4"><text:span text:style-name="T4">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polygon draw:style-name="gr4" draw:text-style-name="P1" draw:layer="layout" svg:width="2.499cm" svg:height="8.499cm" draw:transform="rotate (-3.14159265358979) translate (30.999cm 25.399cm)" svg:viewBox="0 0 2500 8500" draw:points="1600,8500 2500,8500 2500,8000 2000,8000 2000,7000 2500,7000 2500,5500 2000,5500 2000,5000 2500,5000 2500,3500 2000,3500 2000,3000 2500,3000 2500,1500 2000,1500 2000,500 2500,500 2500,0 1600,0 1600,500 900,500 900,0 0,0 0,500 500,500 500,1500 0,1500 0,3000 500,3000 500,3500 0,3500 0,5000 500,5000 500,5500 0,5500 0,7000 500,7000 500,8000 0,8000 0,8500 900,8500 900,8000 1600,8000">
          <text:p/>
        </draw:polygon>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polygon draw:style-name="gr4" draw:text-style-name="P1" draw:layer="layout" svg:width="26.899cm" svg:height="2.499cm" draw:transform="rotate (-3.14159265358979) translate (27.598cm 15.498cm)" svg:viewBox="0 0 26900 2500" draw:points="26400,1600 26900,1600 26900,900 26400,900 26400,500 25400,500 25400,0 23900,0 23900,500 21400,500 21400,0 15900,0 15900,500 13400,500 13400,0 9900,0 9900,500 7400,500 7400,0 1900,0 1900,500 500,500 500,900 0,900 0,1600 500,1600 500,2000 1900,2000 1900,2500 7400,2500 7400,2000 9900,2000 9900,2500 13400,2500 13400,2000 15900,2000 15900,2500 21400,2500 21400,2000 23900,2000 23900,2500 25400,2500 25400,2000 26400,2000">
          <text:p/>
        </draw:polygon>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26.398cm" svg:y1="0.598cm" svg:x2="26.398cm" svg:y2="12.698cm">
          <text:p/>
        </draw:line>
        <draw:line draw:style-name="gr1" draw:text-style-name="P1" draw:layer="measurelines" svg:x1="0.697cm" svg:y1="7.897cm" svg:x2="32.297cm" svg:y2="7.897cm">
          <text:p/>
        </draw:line>
        <draw:polygon draw:style-name="gr7" draw:text-style-name="P1" draw:layer="layout" svg:width="1.499cm" svg:height="1.499cm" draw:transform="rotate (-1.5707963267949) translate (30.499cm 11.399cm)" svg:viewBox="0 0 1500 1500" draw:points="0,1500 1500,1500 1500,1000 1000,1000 1000,500 1500,500 1500,0 0,0">
          <text:p/>
        </draw:polygon>
        <draw:polygon draw:style-name="gr7" draw:text-style-name="P1" draw:layer="layout" svg:width="1.499cm" svg:height="1.499cm" draw:transform="rotate (-1.5707963267949) translate (30.498cm 13.198cm)" svg:viewBox="0 0 1500 1500" draw:points="0,1500 1500,1500 1500,1000 1000,1000 1000,500 1500,500 1500,0 0,0">
          <text:p/>
        </draw:polygon>
        <draw:polygon draw:style-name="gr7" draw:text-style-name="P1" draw:layer="layout" svg:width="1.499cm" svg:height="1.499cm" draw:transform="rotate (-1.5707963267949) translate (30.497cm 14.997cm)" svg:viewBox="0 0 1500 1500" draw:points="0,1500 1500,1500 1500,1000 1000,1000 1000,500 1500,500 1500,0 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7-10T22:32:34</dc:date>
    <meta:editing-duration>PT7H39M38S</meta:editing-duration>
    <meta:editing-cycles>40</meta:editing-cycles>
    <meta:generator>LibreOffice/3.5$MacOSX_x86 LibreOffice_project/165a79a-7059095-e13bb37-fef39a4-9503d18</meta:generator>
    <meta:document-statistic meta:object-count="114"/>
  </office:meta>
</office:document-meta>
</file>